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/ID</text:p>
          </table:table-cell>
          <table:table-cell table:style-name="ce1" office:value-type="string" calcext:value-type="string">
            <text:p>Midterm Grad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ardi (20605802)</text:p>
          </table:table-cell>
          <table:table-cell table:formula="of:=1.5/10" office:value-type="float" office:value="0.15" calcext:value-type="float">
            <text:p>0.15</text:p>
          </table:table-cell>
          <table:table-cell office:value-type="string" calcext:value-type="string">
            <text:p>Average</text:p>
          </table:table-cell>
          <table:table-cell table:formula="of:=AVERAGE([.B2:.B18])" office:value-type="float" office:value="0.488235294117647" calcext:value-type="float">
            <text:p>0.4882352941</text:p>
          </table:table-cell>
        </table:table-row>
        <table:table-row table:style-name="ro1">
          <table:table-cell office:value-type="string" calcext:value-type="string">
            <text:p>Choi (20553214)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Std. Dev</text:p>
          </table:table-cell>
          <table:table-cell table:formula="of:=STDEV([.B2:.B18])" office:value-type="float" office:value="0.266651347599202" calcext:value-type="float">
            <text:p>0.2666513476</text:p>
          </table:table-cell>
        </table:table-row>
        <table:table-row table:style-name="ro1">
          <table:table-cell office:value-type="string" calcext:value-type="string">
            <text:p>Clarizio (20460377)</text:p>
          </table:table-cell>
          <table:table-cell table:formula="of:=3/10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ez (20601499)</text:p>
          </table:table-cell>
          <table:table-cell table:formula="of:=1/10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razia (20606809)</text:p>
          </table:table-cell>
          <table:table-cell table:formula="of:=6.5/10"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es (205856318)</text:p>
          </table:table-cell>
          <table:table-cell table:formula="of:=3/10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eta (20552420)</text:p>
          </table:table-cell>
          <table:table-cell table:formula="of:=2/10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arlammert (20559780)</text:p>
          </table:table-cell>
          <table:table-cell table:formula="of:=3/10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doza (20605336)</text:p>
          </table:table-cell>
          <table:table-cell table:formula="of:=5/10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ck (20528673)</text:p>
          </table:table-cell>
          <table:table-cell table:formula="of:=6/10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dom (20525448)</text:p>
          </table:table-cell>
          <table:table-cell table:formula="of:=7.5/10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mon (20605517)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wah (20564853)</text:p>
          </table:table-cell>
          <table:table-cell table:formula="of:=7/10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 (20513195)</text:p>
          </table:table-cell>
          <table:table-cell table:formula="of:=6/10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jillo (20594079)</text:p>
          </table:table-cell>
          <table:table-cell table:formula="of:=5.5/10"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eri (20543188)</text:p>
          </table:table-cell>
          <table:table-cell table:formula="of:=1/10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 (20612875)</text:p>
          </table:table-cell>
          <table:table-cell table:formula="of:=8/10" office:value-type="float" office:value="0.8" calcext:value-type="float">
            <text:p>0.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 style:data-style-name="N2" text:time-value="18:35:16.5930635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41:47.688949454</meta:creation-date>
    <dc:date>2017-09-27T18:42:00.906972312</dc:date>
    <meta:editing-duration>PT15M57S</meta:editing-duration>
    <meta:editing-cycles>3</meta:editing-cycles>
    <meta:generator>LibreOffice/5.1.6.2$Linux_X86_64 LibreOffice_project/10m0$Build-2</meta:generator>
    <meta:document-statistic meta:table-count="1" meta:cell-count="40" meta:object-count="0"/>
  </office:meta>
</office:document-meta>
</file>